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6cm" fo:margin-right="0cm" fo:text-indent="-0.6cm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23ff23" fo:font-weight="bold"/>
    </style:style>
    <style:style style:name="T6" style:family="text">
      <style:text-properties fo:color="#ccccff"/>
    </style:style>
    <style:style style:name="T7" style:family="text">
      <style:text-properties fo:color="#ffffff"/>
    </style:style>
    <style:style style:name="T8" style:family="text">
      <style:text-properties fo:color="#23ff23" fo:font-size="24pt" fo:font-weight="bold"/>
    </style:style>
    <style:style style:name="T9" style:family="text">
      <style:text-properties style:text-position="33% 58%"/>
    </style:style>
    <style:style style:name="T10" style:family="text">
      <style:text-properties fo:font-size="24pt"/>
    </style:style>
    <style:style style:name="T11" style:family="text">
      <style:text-properties fo:color="#ffff00" fo:font-size="24pt"/>
    </style:style>
    <style:style style:name="T12" style:family="text">
      <style:text-properties fo:color="#23ff23" fo:font-size="22pt" fo:font-weight="bold"/>
    </style:style>
    <style:style style:name="T13" style:family="text">
      <style:text-properties fo:color="#ffffff" fo:font-size="22pt" fo:font-style="italic" fo:font-weight="bold"/>
    </style:style>
    <style:style style:name="T14" style:family="text">
      <style:text-properties fo:color="#ffffff" fo:font-size="24pt"/>
    </style:style>
    <style:style style:name="T15" style:family="text">
      <style:text-properties fo:color="#ffffff" fo:font-size="24pt" fo:font-weight="normal"/>
    </style:style>
    <style:style style:name="T16" style:family="text">
      <style:text-properties fo:color="#ffff00" fo:font-size="24pt" fo:font-weight="normal"/>
    </style:style>
    <style:style style:name="T17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8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3.4-3.10, 5.4</presentation:footer-decl>
      <presentation:footer-decl presentation:name="ftr2">CMPTxxxx</presentation:footer-decl>
      <presentation:date-time-decl presentation:name="dtd1" presentation:source="fixed">20 Sep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§3.4-3.10, 5.4:<text:line-break/><text:tab/><text:tab/><text:tab/><text:tab/><text:tab/><text:tab/><text:tab/>while and for loop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0 Sep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3.198cm" svg:x="20.322cm" svg:y="10.137cm">
          <text:list text:style-name="L3">
            <text:list-item>
              <text:p text:style-name="P2"><text:span text:style-name="T1">HW03</text:span><text:span text:style-name="T2"> due today</text:span></text:p>
            </text:list-item>
          </text:list>
          <text:list text:style-name="L3">
            <text:list-item>
              <text:p text:style-name="P2"><text:span text:style-name="T2">Quiz ch2 back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nouncements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style-name="P5">Class cancelled tomorrow, Thursday 21Sep</text:p>
              </text:list-item>
            </text:list>
            <text:list text:style-name="L4">
              <text:list-item>
                <text:p text:style-name="P5">Python 2.5 has been released; we won't use i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 (§3.1-3.8)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Selection: if, if..else.., if..elif..else</text:span></text:p>
              </text:list-item>
            </text:list>
            <text:list text:style-name="L4">
              <text:list-item>
                <text:p text:style-name="P5"><text:span text:style-name="T3">Loops: while</text:span></text:p>
              </text:list-item>
            </text:list>
            <text:list text:style-name="L4">
              <text:list-item>
                <text:p text:style-name="P5"><text:span text:style-name="T3">Sentinel</text:span> variables</text:p>
              </text:list-item>
            </text:list>
            <text:list text:style-name="L4">
              <text:list-item>
                <text:p text:style-name="P5">Loop <text:span text:style-name="T3">counters</text:span></text:p>
              </text:list-item>
            </text:list>
            <text:list text:style-name="L4">
              <text:list-item>
                <text:p text:style-name="P5">Using mathematical <text:span text:style-name="T3">closed forms</text:span> instead of loops</text:p>
              </text:list-item>
            </text:list>
            <text:list text:style-name="L4">
              <text:list-item>
                <text:p text:style-name="P5"><text:span text:style-name="T3">abs(), += etc., string.capitaliz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8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§3.4-3.10, 5.4)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String <text:span text:style-name="T3">concatenation</text:span> (+), <text:span text:style-name="T3">repetition</text:span> (*)</text:p>
              </text:list-item>
            </text:list>
            <text:list text:style-name="L4">
              <text:list-item>
                <text:p text:style-name="P5">Qualified <text:span text:style-name="T3">import</text:span></text:p>
              </text:list-item>
            </text:list>
            <text:list text:style-name="L4">
              <text:list-item>
                <text:p text:style-name="P5">while loops: <text:span text:style-name="T3">continue</text:span>, <text:span text:style-name="T3">break</text:span>, <text:span text:style-name="T3">else</text:span></text:p>
              </text:list-item>
            </text:list>
            <text:list text:style-name="L4">
              <text:list-item>
                <text:p text:style-name="P5">Common <text:span text:style-name="T3">mistakes</text:span> in loops</text:p>
              </text:list-item>
            </text:list>
            <text:list text:style-name="L4">
              <text:list-item>
                <text:p text:style-name="P5"><text:span text:style-name="T3">for</text:span> loops</text:p>
              </text:list-item>
            </text:list>
            <text:list text:style-name="L4">
              <text:list-item>
                <text:p text:style-name="P5"><text:span text:style-name="T3">rang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8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tring concatenation, repetition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The plus operator (<text:span text:style-name="T3">+</text:span>) is overloaded to work with strings: <text:span text:style-name="T3">concatenation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“</text:span><text:span text:style-name="T4">Hello” + “World!”</text:span><text:tab/><text:tab/><text:tab/>---&gt; <text:span text:style-name="T4">“HelloWorld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Overloading</text:span> is when one operator or function can do <text:span text:style-name="T3">different</text:span> things depending on the <text:span text:style-name="T3">type</text:span> of its argument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2 + 3</text:span><text:tab/><text:tab/><text:tab/>--&gt; <text:span text:style-name="T3">integer</text:span> add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2 + 3.0</text:span><text:tab/><text:tab/>--&gt; <text:span text:style-name="T3">float</text:span> addi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“</text:span><text:span text:style-name="T4">A” + “B”</text:span><text:tab/><text:tab/>--&gt; <text:span text:style-name="T3">string</text:span> concaten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Python also has string <text:span text:style-name="T3">repetition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“</text:span><text:span text:style-name="T4">Hi!” * 3</text:span><text:tab/><text:tab/>--&gt; <text:span text:style-name="T4">“Hi!Hi!Hi!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ring concatenation vs. print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print</text:span> converts each of its arguments to a string, and puts <text:span text:style-name="T3">spaces</text:span> between them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print “Hello”, “dear”, “World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5">---&gt; Hello dear World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String concatenation <text:span text:style-name="T3">doesn't</text:span> insert space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print “Hello” + “dear” + “World!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5">---&gt; HellodearWorld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alified import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The usual way to <text:span text:style-name="T3">import</text:span> a library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6">import stri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6">string.capitalize(“Hello!”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Import <text:span text:style-name="T3">individual</text:span> functions from a library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6">from string import capitaliz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6">capitalize(“Hello!”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Or import an <text:span text:style-name="T3">entire</text:span> <text:span text:style-name="T7">library</text:span> (don't do this)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6">from string import *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6">capitalize(“Hello!”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We'll learn later about <text:span text:style-name="T3">namespac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8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ile loops: continue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You can prematurely go to the next iteration of a while loop by using <text:span text:style-name="T3">continue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count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while counter &lt; 5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counter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if counter == 3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8">contin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Output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1 2 4 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ile loops: break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You can quit a while loop early by using <text:span text:style-name="T3">break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count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while counter &lt; 5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counter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if counter == 3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8">brea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Outpu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1 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ile loops: else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The optional <text:span text:style-name="T3">else</text:span> clause of a while loop is executed when the loop condition is Fals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count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while counter &lt; 5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counter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else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print “Loop is done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Outpu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1 2 3 4 5 Loop is done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ile loops: break skips else</text:p>
          </draw:text-box>
        </draw:frame>
        <draw:frame presentation:style-name="pr7" draw:text-style-name="P5" draw:layer="layout" svg:width="25.199cm" svg:height="14.688cm" svg:x="1.4cm" svg:y="4.507cm" presentation:class="outline" presentation:user-transformed="true">
          <draw:text-box>
            <text:list text:style-name="L4">
              <text:list-item>
                <text:p text:style-name="P5">If the loop is exited via <text:span text:style-name="T3">break</text:span>, the <text:span text:style-name="T3">else</text:span> clause is not performed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count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while counter &lt; 5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counter +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if counter == 3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8">brea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else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print “Loop is done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Outpu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1 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7" draw:text-style-name="P5" draw:id="id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2" text:style-name="P5">Print squares from 1<text:span text:style-name="T9">2</text:span> up to 10<text:span text:style-name="T9">2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3" text:style-name="P7"><text:span text:style-name="T8">counter = 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4" text:style-name="P7"><text:span text:style-name="T8">while counter &lt; 1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5" text:style-name="P9"><text:span text:style-name="T8">print counter*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6" text:style-name="P5">What's wrong with this loop?<text:line-break/></text:p>
              </text:list-item>
            </text:list>
            <text:list text:style-name="L4">
              <text:list-item>
                <text:p text:id="id7" text:style-name="P5">Always make sure progress is being made in the loop!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background" smil:attributeName="visibility" smil:to="visible"/>
                  <anim:transitionFilter smil:dur="0.5s" smil:targetElement="id1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7" draw:text-style-name="P5" draw:id="id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9" text:style-name="P5">Count from 1 up to 10 by two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0" text:style-name="P7"><text:span text:style-name="T8">counter 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1" text:style-name="P7"><text:span text:style-name="T8">while counter != 1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" text:style-name="P9"><text:span text:style-name="T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" text:style-name="P9"><text:span text:style-name="T8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14" text:style-name="P5">What's wrong with this loop?<text:line-break/>How would you fix it?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5" text:style-name="P7"><text:span text:style-name="T8">counter =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6" text:style-name="P7"><text:span text:style-name="T8">while counter &lt; 1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" text:style-name="P9"><text:span text:style-name="T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" text:style-name="P9"><text:span text:style-name="T8">counter +=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background" smil:attributeName="visibility" smil:to="visible"/>
                  <anim:transitionFilter smil:dur="0.5s" smil:targetElement="id8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mon errors with loops</text:p>
          </draw:text-box>
        </draw:frame>
        <draw:frame presentation:style-name="pr7" draw:text-style-name="P5" draw:id="id19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20" text:style-name="P5">Count from 1.1 up to 2.0 in increments of 0.1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1" text:style-name="P7"><text:span text:style-name="T8">counter = 1.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2" text:style-name="P7"><text:span text:style-name="T8">while counter != 2.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3" text:style-name="P9"><text:span text:style-name="T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4" text:style-name="P9"><text:span text:style-name="T8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25" text:style-name="P5">Seems like it should work, but it might not due to inaccuracies in floating-point arithmetic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6" text:style-name="P7"><text:span text:style-name="T8">counter = 1.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7" text:style-name="P7"><text:span text:style-name="T8">while counter &lt; 2.0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<text:span text:style-name="T8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9" text:style-name="P9"><text:span text:style-name="T8">counter += 0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background" smil:attributeName="visibility" smil:to="visible"/>
                  <anim:transitionFilter smil:dur="0.5s" smil:targetElement="id19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or loops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10">Since many while loops are </text:span><text:span text:style-name="T11">counting</text:span><text:span text:style-name="T10"> loops, the </text:span><text:span text:style-name="T11">for</text:span><text:span text:style-name="T10"> loop is an easy construct that prevents many of these errors</text:span></text:p>
              </text:list-item>
            </text:list>
            <text:list text:style-name="L4">
              <text:list-item>
                <text:p text:style-name="P5"><text:span text:style-name="T3">Syntax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2">for </text:span><text:span text:style-name="T13">target</text:span><text:span text:style-name="T12"> in </text:span><text:span text:style-name="T13">expression list</text:span><text:span text:style-name="T12"> 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3">Statement seque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3">Example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2">for counter in (0, 1, 2, 3, 4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2">print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Output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6">0 1 2 3 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4">for loops can also take an </text:span><text:span text:style-name="T11">else</text:span><text:span text:style-name="T14"> sequence, like while loop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ange()</text:p>
          </draw:text-box>
        </draw:frame>
        <draw:frame presentation:style-name="pr7" draw:text-style-name="P5" draw:layer="layout" svg:width="25.199cm" svg:height="14.293cm" svg:x="1.4cm" svg:y="4.507cm" presentation:class="outline" presentation:user-transformed="true">
          <draw:text-box>
            <text:list text:style-name="L4">
              <text:list-item>
                <text:p text:style-name="P5">The built-in function <text:span text:style-name="T3">range()</text:span> produces a list suitable for use in a for loop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2">range(10)</text:span><text:span text:style-name="T12"><text:tab/></text:span><text:span text:style-name="T12"><text:tab/></text:span><text:span text:style-name="T12"><text:tab/></text:span><text:span text:style-name="T12">----&gt; [0, 1, 2, 3, 4, 5, 6, 7, 8, 9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Note <text:span text:style-name="T3">0-based</text:span>, and doesn't include <text:span text:style-name="T3">end</text:span> of rang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pecify <text:span text:style-name="T3">starting</text:span> valu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2">range(1, 10)</text:span><text:span text:style-name="T12"><text:tab/></text:span><text:span text:style-name="T12"><text:tab/></text:span><text:span text:style-name="T12"><text:tab/></text:span><text:span text:style-name="T12">----&gt; [1, 2, 3, 4, 5, 6, 7, 8, 9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pecify <text:span text:style-name="T3">increment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2">range(10, 0, -2)</text:span><text:span text:style-name="T12"><text:tab/></text:span><text:span text:style-name="T12"><text:tab/></text:span><text:span text:style-name="T12">----&gt; [10, 8, 6, 4, 2]</text:span><text:span text:style-name="T12"><text:line-break/></text:span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5">Technically, range() returns a </text:span><text:span text:style-name="T16">list</text:span><text:span text:style-name="T15"> (mutable), rather than a </text:span><text:span text:style-name="T16">tuple</text:span><text:span text:style-name="T15"> (immutable). <text:s/>We'll learn about lists and mutability later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or loop examples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Print squares from 1<text:span text:style-name="T9">2</text:span> up to 10<text:span text:style-name="T9">2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8">for counter in range(1, 10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8">print counter * counter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for loops can iterate over other <text:span text:style-name="T3">lists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2">for appleVariety in (“Fuji”, “Braeburn”, “Gala”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2">print “I like”, appleVariety, “apples!”</text:span><text:span text:style-name="T12"><text:line-break/></text:span><text:span text:style-name="T12"><text:line-break/></text:span><text:span text:style-name="T1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0">Technically, the for loop uses an </text:span><text:span text:style-name="T11">iterator</text:span><text:span text:style-name="T10"> to get the next item to loop over. <text:s/>Iterators are beyond the scope of CMPT140/145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§3.4-3.10, 5.4)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String <text:span text:style-name="T3">concatenation</text:span> (+), <text:span text:style-name="T3">repetition</text:span> (*)</text:p>
              </text:list-item>
            </text:list>
            <text:list text:style-name="L4">
              <text:list-item>
                <text:p text:style-name="P5">Qualified <text:span text:style-name="T3">import</text:span></text:p>
              </text:list-item>
            </text:list>
            <text:list text:style-name="L4">
              <text:list-item>
                <text:p text:style-name="P5">while loops: <text:span text:style-name="T3">continue</text:span>, <text:span text:style-name="T3">break</text:span>, <text:span text:style-name="T3">else</text:span></text:p>
              </text:list-item>
            </text:list>
            <text:list text:style-name="L4">
              <text:list-item>
                <text:p text:style-name="P5">Common <text:span text:style-name="T3">mistakes</text:span> in loops</text:p>
              </text:list-item>
            </text:list>
            <text:list text:style-name="L4">
              <text:list-item>
                <text:p text:style-name="P5"><text:span text:style-name="T3">for</text:span> loops</text:p>
              </text:list-item>
            </text:list>
            <text:list text:style-name="L4">
              <text:list-item>
                <text:p text:style-name="P5"><text:span text:style-name="T3">rang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17">Quiz:</text:span><text:span text:style-name="T18"> ch3 on Mon</text:span></text:p>
              </text:list-item>
            </text:list>
            <text:list text:style-name="L4">
              <text:list-item>
                <text:p text:style-name="P5"><text:span text:style-name="T17">Lab2</text:span><text:span text:style-name="T18"> next week: §3.14 # 36 and 45</text:span></text:p>
              </text:list-item>
            </text:list>
            <text:list text:style-name="L4">
              <text:list-item>
                <text:p text:style-name="P5"><text:span text:style-name="T17">Reading</text:span><text:span text:style-name="T18">: through §4.7 for Fri</text:span></text:p>
              </text:list-item>
            </text:list>
            <text:list text:style-name="L4">
              <text:list-item>
                <text:p text:style-name="P5"><text:span text:style-name="T18">Class cancelled tomorrow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8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09-18T16:32:15</meta:creation-date>
    <dc:creator>Sean Ho</dc:creator>
    <dc:date>2006-09-22T10:14:27</dc:date>
    <dc:language>en-US</dc:language>
    <meta:editing-cycles>13</meta:editing-cycles>
    <meta:editing-duration>P1DT8H53M6S</meta:editing-duration>
    <meta:user-defined meta:name="Info 1"/>
    <meta:user-defined meta:name="Info 2"/>
    <meta:user-defined meta:name="Info 3"/>
    <meta:user-defined meta:name="Info 4"/>
    <meta:document-statistic meta:object-count="120"/>
  </office:meta>
</office:document-meta>
</file>